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Standard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style:font-name-asian="Times New Roman2" style:font-name-complex="Times New Roman2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5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741cm" svg:height="0.741cm" draw:z-index="0"><draw:image xlink:href="../../odt/images/0056.png" xlink:type="simple" xlink:show="embed" xlink:actuate="onLoad"/></draw:frame></text:p>
          </table:table-cell>
          <table:table-cell table:style-name="Table1.B1" office:value-type="string">
            <text:h text:style-name="P7" text:outline-level="1">Показательная функц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041cm" svg:height="1.75cm" draw:z-index="1"><draw:image xlink:href="../../odt/images/0056_in_scheme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возвращает выходное значение, вычисленное по формуле:</text:p>
            <text:p text:style-name="P3"><draw:frame draw:style-name="fr3" draw:name="Объект1" text:anchor-type="as-char" svg:width="3.187cm" svg:height="0.81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основание показательной функции</text:span>,<draw:frame draw:style-name="fr3" draw:name="Объект5" text:anchor-type="as-char" svg:width="0.46cm" svg:height="0.54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 – коэффициент при<text:span text:style-name="T1"> степени</text:span>,<draw:frame draw:style-name="fr3" draw:name="Объект3" text:anchor-type="as-char" svg:width="2.427cm" svg:height="0.564cm" draw:z-index="5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2"><text:span text:style-name="T9">Обязательное условие</text:span>: <draw:frame draw:style-name="fr3" draw:name="Object1" text:anchor-type="as-char" svg:width="1.154cm" svg:height="0.54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<text:p text:style-name="P2"><text:span text:style-name="T11">Свойства</text:span>:</text:p>
            <text:list xml:id="list8095636133397539484" text:style-name="L1">
              <text:list-item>
                <text:p text:style-name="P8"><text:span text:style-name="T12">Основание степени в функции a^(b*u)– коэффициент</text:span><text:span text:style-name="T12"><draw:frame draw:style-name="fr3" draw:name="Объект4" text:anchor-type="as-char" svg:width="0.482cm" svg:height="0.549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; </text:span></text:p>
              </text:list-item>
              <text:list-item>
                <text:p text:style-name="P8"><text:span text:style-name="T12">Коэффициент в степени – коэффициент </text:span><text:span text:style-name="T12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2">.</text:span></text:p>
              </text:list-item>
            </text:list>
            <text:p text:style-name="P2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2"><text:span text:style-name="T9">Примечани</text:span><text:span text:style-name="T2">я</text:span>:</text:p>
            <text:list xml:id="list1172862764418051867" text:style-name="L2">
              <text:list-item>
                <text:p text:style-name="P9">По умолчанию данный блок реализует «показательное» преобразование входного <text:span text:style-name="T10">скалярного</text:span> сигнала с<text:span text:style-name="T1">о свойствами </text:span><draw:frame draw:style-name="fr3" draw:name="Object2" text:anchor-type="as-char" svg:width="2.492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10"><text:span text:style-name="T13">Именованные свойства </text:span><text:span text:style-name="T6">могут быть заданы </text:span><text:span text:style-name="T13">как </text:span><text:span text:style-name="T16">локальные</text:span><text:span text:style-name="T13"> переменные модели (или субмодели) во вкладке </text:span><text:span text:style-name="T16">Параметры,</text:span><text:span text:style-name="T13"> как </text:span><text:span text:style-name="T16">глобальные</text:span><text:span text:style-name="T13"> сигналы проекта при помощи пункта главного меню </text:span><text:span text:style-name="T4">Сервис</text:span><text:span text:style-name="T13"> </text:span><text:span text:style-name="T14">→</text:span><text:span text:style-name="T15"> </text:span><text:span text:style-name="T17">Сигналы,</text:span><text:span text:style-name="T13"> </text:span><text:span text:style-name="T6">или как </text:span><text:span text:style-name="T4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казательная функция</dc:title>
    <dc:date>2014-12-01T11:05:55.57</dc:date>
    <meta:generator>OpenOffice/4.1.1$Win32 OpenOffice.org_project/411m6$Build-9775</meta:generator>
    <meta:editing-duration>PT2H36M24S</meta:editing-duration>
    <meta:editing-cycles>153</meta:editing-cycles>
    <meta:document-statistic meta:table-count="1" meta:image-count="2" meta:object-count="8" meta:page-count="1" meta:paragraph-count="17" meta:word-count="121" meta:character-count="85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i>a</mi>
          <mrow>
            <mrow>
              <mi>b</mi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</mrow>
        </msup>
      </mrow>
    </mrow>
    <annotation encoding="StarMath 5.0">y(t) = a^ {b cdot x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row>
        <mi>a</mi>
        <mo stretchy="false">&gt;</mo>
        <mn>0</mn>
      </mrow>
    </mrow>
    <annotation encoding="StarMath 5.0">a &gt; 0</annotation>
  </semantics>
</math>
</file>

<file path=Object 8/content.xml><?xml version="1.0" encoding="utf-8"?>
<math xmlns="http://www.w3.org/1998/Math/MathML">
  <semantics>
    <mrow>
      <mrow>
        <mi>a</mi>
        <mo stretchy="false">=</mo>
        <mn>2,</mn>
      </mrow>
      <mi/>
      <mrow>
        <mi>b</mi>
        <mo stretchy="false">=</mo>
        <mn>1</mn>
      </mrow>
    </mrow>
    <annotation encoding="StarMath 5.0">a=2,~b=1</annotation>
  </semantics>
</math>
</file>